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02cm" draw:marker-start-center="false" draw:marker-end="" draw:marker-end-width="0.302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="" draw:marker-start-width="0.302cm" draw:marker-start-center="false" draw:marker-end="" draw:marker-end-width="0.302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3cm" svg:stroke-color="#2323dc" draw:marker-start="" draw:marker-start-width="0.245cm" draw:marker-start-center="false" draw:marker-end="" draw:marker-end-width="0.245cm" draw:marker-end-center="false" draw:fill="solid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9.511cm" svg:y1="15.025cm" svg:x2="12.7cm" svg:y2="15.025cm">
            <text:p/>
          </draw:line>
          <draw:line draw:style-name="gr1" draw:text-style-name="P1" draw:layer="layout" svg:x1="12.7cm" svg:y1="14.94cm" svg:x2="12.7cm" svg:y2="15.104cm">
            <text:p/>
          </draw:line>
          <draw:line draw:style-name="gr1" draw:text-style-name="P1" draw:layer="layout" svg:x1="8.077cm" svg:y1="14.94cm" svg:x2="8.077cm" svg:y2="15.104cm">
            <text:p/>
          </draw:line>
          <draw:frame draw:style-name="gr2" draw:text-style-name="P3" draw:layer="layout" svg:width="0.798cm" svg:height="0.63cm" svg:x="7.758cm" svg:y="14.448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0.798cm" svg:height="0.63cm" svg:x="12.461cm" svg:y="14.448cm">
            <draw:text-box>
              <text:p text:style-name="P2"><text:span text:style-name="T1">B</text:span></text:p>
            </draw:text-box>
          </draw:frame>
          <draw:line draw:style-name="gr1" draw:text-style-name="P1" draw:layer="layout" svg:x1="8.714cm" svg:y1="13.797cm" svg:x2="9.511cm" svg:y2="15.025cm">
            <text:p/>
          </draw:line>
          <draw:line draw:style-name="gr1" draw:text-style-name="P1" draw:layer="layout" svg:x1="9.511cm" svg:y1="15.025cm" svg:x2="10.308cm" svg:y2="16.253cm">
            <text:p/>
          </draw:line>
          <draw:line draw:style-name="gr1" draw:text-style-name="P1" draw:layer="layout" svg:x1="8.636cm" svg:y1="13.847cm" svg:x2="8.795cm" svg:y2="13.74cm">
            <text:p/>
          </draw:line>
          <draw:line draw:style-name="gr1" draw:text-style-name="P1" draw:layer="layout" svg:x1="10.229cm" svg:y1="16.303cm" svg:x2="10.388cm" svg:y2="16.196cm">
            <text:p/>
          </draw:line>
          <draw:line draw:style-name="gr1" draw:text-style-name="P1" draw:layer="layout" svg:x1="8.077cm" svg:y1="15.025cm" svg:x2="9.514cm" svg:y2="15.025cm">
            <text:p/>
          </draw:line>
          <draw:frame draw:style-name="gr2" draw:text-style-name="P3" draw:layer="layout" svg:width="0.796cm" svg:height="0.63cm" svg:x="8.264cm" svg:y="13.247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0.798cm" svg:height="0.63cm" svg:x="10.229cm" svg:y="15.799cm">
            <draw:text-box>
              <text:p text:style-name="P2"><text:span text:style-name="T1">D</text:span></text:p>
            </draw:text-box>
          </draw:frame>
          <draw:frame draw:style-name="gr2" draw:text-style-name="P3" draw:layer="layout" svg:width="0.798cm" svg:height="0.63cm" svg:x="9.287cm" svg:y="14.474cm">
            <draw:text-box>
              <text:p text:style-name="P2"><text:span text:style-name="T1">M</text:span></text:p>
            </draw:text-box>
          </draw:frame>
          <draw:line draw:style-name="gr3" draw:text-style-name="P4" draw:layer="layout" svg:x1="9.097cm" svg:y1="14.212cm" svg:x2="9.026cm" svg:y2="14.504cm">
            <text:p/>
          </draw:line>
          <draw:line draw:style-name="gr3" draw:text-style-name="P4" draw:layer="layout" svg:x1="9.164cm" svg:y1="14.261cm" svg:x2="9.093cm" svg:y2="14.553cm">
            <text:p/>
          </draw:line>
          <draw:line draw:style-name="gr3" draw:text-style-name="P4" draw:layer="layout" svg:x1="9.898cm" svg:y1="15.457cm" svg:x2="9.827cm" svg:y2="15.749cm">
            <text:p/>
          </draw:line>
          <draw:line draw:style-name="gr3" draw:text-style-name="P4" draw:layer="layout" svg:x1="9.964cm" svg:y1="15.508cm" svg:x2="9.893cm" svg:y2="15.8cm">
            <text:p/>
          </draw:line>
          <draw:line draw:style-name="gr3" draw:text-style-name="P4" draw:layer="layout" svg:x1="8.798cm" svg:y1="14.836cm" svg:x2="8.727cm" svg:y2="15.128cm">
            <text:p/>
          </draw:line>
          <draw:line draw:style-name="gr3" draw:text-style-name="P4" draw:layer="layout" svg:x1="8.864cm" svg:y1="14.883cm" svg:x2="8.793cm" svg:y2="15.17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21:48.426378456</meta:creation-date>
    <dc:date>2018-02-09T15:22:05.839125058</dc:date>
    <meta:editing-duration>PT17S</meta:editing-duration>
    <meta:editing-cycles>1</meta:editing-cycles>
    <meta:document-statistic meta:object-count="20"/>
    <meta:generator>LibreOffice/6.0.0.3$MacOSX_X86_64 LibreOffice_project/64a0f66915f38c6217de274f0aa8e15618924765</meta:generator>
  </office:meta>
</office:document-meta>
</file>